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cm" fo:min-width="5.8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02cm" fo:min-width="5.37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cm" fo:min-width="3.76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765cm" fo:min-width="4.51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295cm" fo:min-width="5.106cm"/>
    </style:style>
    <style:style style:name="gr7" style:family="graphic" style:parent-style-name="standard">
      <style:graphic-properties draw:marker-start="Arrow" draw:marker-end="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0.583cm"/>
    </style:style>
    <style:style style:name="gr9" style:family="graphic" style:parent-style-name="standard">
      <style:graphic-properties draw:marker-start="Arrow" draw:marker-end="Arrow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084cm" fo:min-width="2.482cm"/>
    </style:style>
    <style:style style:name="gr11" style:family="graphic" style:parent-style-name="standard">
      <style:graphic-properties draw:textarea-horizontal-align="justify" draw:textarea-vertical-align="middle" draw:auto-grow-height="false" fo:min-height="0.044cm" fo:min-width="2.482cm"/>
    </style:style>
    <style:style style:name="gr12" style:family="graphic" style:parent-style-name="standard">
      <style:graphic-properties draw:textarea-horizontal-align="justify" draw:textarea-vertical-align="middle" draw:auto-grow-height="false" fo:min-height="1.463cm" fo:min-width="2.63cm"/>
    </style:style>
    <style:style style:name="gr13" style:family="graphic" style:parent-style-name="standard">
      <style:graphic-properties draw:textarea-horizontal-align="justify" draw:textarea-vertical-align="middle" draw:auto-grow-height="false" fo:min-height="0.12cm" fo:min-width="2.2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004cm" fo:min-width="0.26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start="Arrow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20" style:family="graphic" style:parent-style-name="objectwithoutfill">
      <style:graphic-properties draw:stroke="dash" draw:stroke-dash="_32__20_Dots_20_1_20_Dash" draw:fill="none" draw:textarea-vertical-align="middle"/>
    </style:style>
    <style:style style:name="gr21" style:family="graphic" style:parent-style-name="standard">
      <style:graphic-properties draw:fill-color="#3465a4" draw:textarea-horizontal-align="justify" draw:textarea-vertical-align="middle" draw:auto-grow-height="false" fo:min-height="0.318cm" fo:min-width="0.068cm"/>
    </style:style>
    <style:style style:name="gr22" style:family="graphic" style:parent-style-name="standard">
      <style:graphic-properties draw:textarea-vertical-align="middle" draw:auto-grow-height="false" fo:min-height="0.323cm" fo:min-width="0cm" fo:wrap-option="wrap"/>
    </style:style>
    <style:style style:name="gr23" style:family="graphic" style:parent-style-name="standard">
      <style:graphic-properties draw:textarea-vertical-align="middle" draw:auto-grow-height="false" fo:min-height="0.703cm" fo:min-width="0cm" fo:wrap-option="wrap"/>
    </style:style>
    <style:style style:name="gr24" style:family="graphic" style:parent-style-name="standard">
      <style:graphic-properties draw:textarea-vertical-align="middle" draw:auto-grow-height="false" fo:min-height="0.701cm" fo:min-width="0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.024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.047cm"/>
    </style:style>
    <style:style style:name="gr27" style:family="graphic" style:parent-style-name="standard">
      <style:graphic-properties draw:textarea-horizontal-align="justify" draw:textarea-vertical-align="middle" draw:auto-grow-height="false" fo:min-height="0.552cm" fo:min-width="0.302cm"/>
    </style:style>
    <style:style style:name="gr28" style:family="graphic" style:parent-style-name="standard">
      <style:graphic-properties draw:fill-color="#99ff66" draw:textarea-horizontal-align="justify" draw:textarea-vertical-align="middle" draw:auto-grow-height="false" fo:min-height="0.166cm" fo:min-width="0cm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0.166cm" fo:min-width="0cm"/>
    </style:style>
    <style:style style:name="gr30" style:family="graphic" style:parent-style-name="standard">
      <style:graphic-properties draw:fill-color="#ffff99" draw:textarea-horizontal-align="justify" draw:textarea-vertical-align="middle" draw:auto-grow-height="false" fo:min-height="0.1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99ff66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ff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ace Animatronics Boar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ace Animatronics Development Board</text:p>
            <text:p>Pearson Consulting</text:p>
            <text:p>N. D. “Chip” Pearson</text:p>
            <text:p>September 17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Layout</text:p>
          </draw:text-box>
        </draw:frame>
        <draw:custom-shape draw:style-name="gr2" draw:text-style-name="P3" xml:id="id4" draw:id="id4" draw:layer="layout" svg:width="6.35cm" svg:height="2.54cm" svg:x="11.44cm" svg:y="15.42cm">
          <text:p text:style-name="P2">I2C Slave w/</text:p>
          <text:p text:style-name="P2">8 Ch ADC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35cm" svg:height="2.54cm" svg:x="11.44cm" svg:y="12.213cm">
          <text:p text:style-name="P2">I2C Master w/</text:p>
          <text:p text:style-name="P2">8 Ch ADC,</text:p>
          <text:p text:style-name="P2">Serial, and Audio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174cm" svg:height="3.048cm" svg:x="11.413cm" svg:y="8.204cm">
          <text:p text:style-name="P2">LCD Control Panel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4.409cm" svg:height="1.496cm" svg:x="3.156cm" svg:y="11.171cm">
          <text:p text:style-name="P2">16 Ch Servo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345cm" svg:height="3.341cm" svg:x="2.688cm" svg:y="13.388cm">
          <text:p text:style-name="P2">16 Controls: Pots</text:p>
          <text:p text:style-name="P2">and Slid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88cm" svg:height="2.819cm" svg:x="2.42cm" svg:y="7.309cm">
          <text:p text:style-name="P2">16 Servos: Linear</text:p>
          <text:p text:style-name="P2">And Rotatio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line-skew="0.226cm" svg:x1="11.44cm" svg:y1="13.483cm" svg:x2="7.565cm" svg:y2="11.919cm" draw:start-shape="id1" draw:start-glue-point="3" draw:end-shape="id2" draw:end-glue-point="1" svg:d="M11440 13483h-1711v-1564h-2164" svg:viewBox="0 0 3876 1565">
          <text:p text:style-name="P2">I2C Bus</text:p>
        </draw:connector>
        <draw:custom-shape draw:style-name="gr8" draw:text-style-name="P2" draw:layer="layout" svg:width="2.165cm" svg:height="1.015cm" svg:x="4.331cm" svg:y="10.1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9" draw:text-style-name="P2" draw:layer="layout" svg:x1="11.44cm" svg:y1="13.483cm" svg:x2="11.413cm" svg:y2="9.728cm" draw:start-shape="id1" draw:start-glue-point="3" draw:end-shape="id3" draw:end-glue-point="3" svg:d="M11440 13483h-528v-3755h501" svg:viewBox="0 0 529 3756">
          <text:p/>
        </draw:connector>
        <draw:connector draw:style-name="gr9" draw:text-style-name="P2" draw:layer="layout" draw:line-skew="-0.488cm" svg:x1="11.44cm" svg:y1="16.69cm" svg:x2="11.44cm" svg:y2="13.483cm" draw:start-shape="id4" draw:start-glue-point="3" draw:end-shape="id1" draw:end-glue-point="3" svg:d="M11440 16690h-989v-3207h989" svg:viewBox="0 0 990 3208">
          <text:p/>
        </draw:connector>
        <draw:custom-shape draw:style-name="gr10" draw:text-style-name="P2" draw:layer="layout" svg:width="3.407cm" svg:height="0.668cm" svg:x="8.033cm" svg:y="15.66cm">
          <text:p text:style-name="P2">/8c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3.407cm" svg:height="0.588cm" svg:x="8.033cm" svg:y="13.923cm">
          <text:p text:style-name="P2">/8c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xml:id="id5" draw:id="id5" draw:layer="layout" svg:width="3.314cm" svg:height="1.897cm" svg:x="22.108cm" svg:y="10.021cm">
          <text:p text:style-name="P2">Lap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356cm" svg:height="0.588cm" svg:x="21.093cm" svg:y="12.02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4" draw:layer="layout" svg:width="3.715cm" svg:height="0.962cm" svg:x="22.028cm" svg:y="8.444cm">
          <draw:text-box>
            <text:p>OPTIONAL</text:p>
          </draw:text-box>
        </draw:frame>
        <draw:connector draw:style-name="gr15" draw:text-style-name="P5" draw:layer="layout" svg:x1="17.79cm" svg:y1="13.483cm" svg:x2="22.108cm" svg:y2="10.969cm" draw:start-shape="id1" draw:start-glue-point="1" draw:end-shape="id5" draw:end-glue-point="3" svg:d="M17790 13483h2159v-2514h2159" svg:viewBox="0 0 4319 2515">
          <text:p text:style-name="P2">USB</text:p>
          <text:p text:style-name="P2">Serial</text:p>
        </draw:connector>
        <draw:custom-shape draw:style-name="gr16" draw:text-style-name="P2" draw:layer="layout" svg:width="1.363cm" svg:height="0.454cm" draw:transform="rotate (-1.5702727280193) translate (22.172cm 14.806cm)">
          <text:p/>
          <draw:enhanced-geometry svg:viewBox="0 0 21600 21600" draw:glue-points="?f6 10800 10800 21600 ?f5 10800 10800 0" draw:text-areas="?f3 ?f3 ?f4 ?f4" draw:type="trapezoid" draw:modifiers="5526.68621700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" draw:text-style-name="P5" draw:layer="layout" svg:x1="17.79cm" svg:y1="14.378cm" svg:x2="19.5cm" svg:y2="14.378cm">
          <text:p/>
        </draw:line>
        <draw:line draw:style-name="gr18" draw:text-style-name="P5" draw:layer="layout" svg:x1="21.721cm" svg:y1="15.467cm" svg:x2="19.503cm" svg:y2="15.467cm">
          <text:p/>
        </draw:line>
        <draw:line draw:style-name="gr17" draw:text-style-name="P5" draw:layer="layout" svg:x1="19.5cm" svg:y1="14.378cm" svg:x2="19.5cm" svg:y2="15.474cm">
          <text:p/>
        </draw:line>
        <draw:frame draw:style-name="gr19" draw:text-style-name="P4" draw:layer="layout" svg:width="2.86cm" svg:height="0.962cm" svg:x="22.173cm" svg:y="14.966cm">
          <draw:text-box>
            <text:p>Speaker</text:p>
          </draw:text-box>
        </draw:frame>
        <draw:line draw:style-name="gr20" draw:text-style-name="P5" draw:layer="layout" svg:x1="18.922cm" svg:y1="8.044cm" svg:x2="18.922cm" svg:y2="17.478cm">
          <text:p/>
        </draw:line>
        <draw:line draw:style-name="gr20" draw:text-style-name="P5" draw:layer="layout" svg:x1="18.922cm" svg:y1="8.044cm" svg:x2="25.951cm" svg:y2="8.044cm">
          <text:p/>
        </draw:line>
        <draw:line draw:style-name="gr20" draw:text-style-name="P5" draw:layer="layout" svg:x1="19.062cm" svg:y1="17.417cm" svg:x2="26.091cm" svg:y2="17.417cm">
          <text:p/>
        </draw:line>
        <draw:custom-shape draw:style-name="gr21" draw:text-style-name="P6" draw:layer="layout" svg:width="0.802cm" svg:height="0.802cm" svg:x="4.144cm" svg:y="4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802cm" svg:height="0.802cm" svg:x="6.097cm" svg:y="4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" draw:text-style-name="P2" draw:layer="layout" svg:width="0.356cm" svg:height="0.953cm" draw:transform="rotate (1.5707963267949) translate (6.021cm 5.575cm)">
            <text:p/>
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3" draw:text-style-name="P2" draw:layer="layout" svg:width="0.356cm" svg:height="0.953cm" draw:transform="rotate (-1.5707963267949) translate (6.974cm 4.773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g>
          <draw:custom-shape draw:style-name="gr22" draw:text-style-name="P2" draw:layer="layout" svg:width="0.357cm" svg:height="0.951cm" draw:transform="rotate (1.5707963267949) translate (4.069cm 5.575cm)">
            <text:p/>
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2" draw:layer="layout" svg:width="0.357cm" svg:height="0.951cm" draw:transform="rotate (-1.5707963267949) translate (5.02cm 4.773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custom-shape draw:style-name="gr25" draw:text-style-name="P2" draw:layer="layout" svg:width="0.524cm" svg:height="0.08cm" draw:transform="rotate (0.353778239379251) translate (4.058cm 4.542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547cm" svg:height="0.092cm" draw:transform="rotate (-0.424813139935419) translate (4.609cm 4.342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525cm" svg:height="0.081cm" draw:transform="rotate (0.35377823937925) translate (6.546cm 4.5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" draw:layer="layout" svg:width="0.546cm" svg:height="0.092cm" draw:transform="rotate (-0.424813139935419) translate (6.047cm 4.343cm)">
          <text:p/>
          <draw:enhanced-geometry svg:viewBox="0 0 21600 21600" draw:mirror-horizontal="true" draw:type="rectangle" draw:enhanced-path="M 0 0 L 21600 0 21600 21600 0 21600 0 0 Z N"/>
        </draw:custom-shape>
        <draw:line draw:style-name="gr17" draw:text-style-name="P5" draw:layer="layout" svg:x1="4.538cm" svg:y1="5.575cm" svg:x2="4.538cm" svg:y2="7.309cm">
          <text:p/>
        </draw:line>
        <draw:line draw:style-name="gr17" draw:text-style-name="P5" draw:layer="layout" svg:x1="6.489cm" svg:y1="5.575cm" svg:x2="6.489cm" svg:y2="7.309cm">
          <text:p/>
        </draw:line>
        <draw:line draw:style-name="gr17" draw:text-style-name="P5" draw:layer="layout" svg:x1="4.946cm" svg:y1="5.172cm" svg:x2="5.219cm" svg:y2="5.172cm">
          <text:p/>
        </draw:line>
        <draw:line draw:style-name="gr17" draw:text-style-name="P5" draw:layer="layout" svg:x1="5.219cm" svg:y1="7.309cm" svg:x2="5.219cm" svg:y2="5.172cm">
          <text:p/>
        </draw:line>
        <draw:line draw:style-name="gr17" draw:text-style-name="P5" draw:layer="layout" svg:x1="6.097cm" svg:y1="5.179cm" svg:x2="5.814cm" svg:y2="5.179cm">
          <text:p/>
        </draw:line>
        <draw:line draw:style-name="gr17" draw:text-style-name="P5" draw:layer="layout" svg:x1="5.814cm" svg:y1="7.309cm" svg:x2="5.814cm" svg:y2="5.179cm">
          <text:p/>
        </draw:line>
        <draw:line draw:style-name="gr17" draw:text-style-name="P5" draw:layer="layout" svg:x1="4.069cm" svg:y1="5.219cm" svg:x2="3.969cm" svg:y2="5.219cm">
          <text:p/>
        </draw:line>
        <draw:line draw:style-name="gr17" draw:text-style-name="P5" draw:layer="layout" svg:x1="3.969cm" svg:y1="7.309cm" svg:x2="3.969cm" svg:y2="5.219cm">
          <text:p/>
        </draw:line>
        <draw:line draw:style-name="gr17" draw:text-style-name="P5" draw:layer="layout" svg:x1="4.07cm" svg:y1="5.132cm" svg:x2="3.856cm" svg:y2="5.132cm">
          <text:p/>
        </draw:line>
        <draw:line draw:style-name="gr17" draw:text-style-name="P5" draw:layer="layout" svg:x1="3.856cm" svg:y1="7.309cm" svg:x2="3.856cm" svg:y2="5.133cm">
          <text:p/>
        </draw:line>
        <draw:line draw:style-name="gr17" draw:text-style-name="P5" draw:layer="layout" svg:x1="6.975cm" svg:y1="5.131cm" svg:x2="7.243cm" svg:y2="5.131cm">
          <text:p/>
        </draw:line>
        <draw:line draw:style-name="gr17" draw:text-style-name="P5" draw:layer="layout" svg:x1="7.243cm" svg:y1="7.309cm" svg:x2="7.243cm" svg:y2="5.133cm">
          <text:p/>
        </draw:line>
        <draw:line draw:style-name="gr17" draw:text-style-name="P5" draw:layer="layout" svg:x1="6.974cm" svg:y1="5.219cm" svg:x2="7.111cm" svg:y2="5.219cm">
          <text:p/>
        </draw:line>
        <draw:line draw:style-name="gr17" draw:text-style-name="P5" draw:layer="layout" svg:x1="7.104cm" svg:y1="7.309cm" svg:x2="7.104cm" svg:y2="5.219cm">
          <text:p/>
        </draw:line>
        <draw:line draw:style-name="gr17" draw:text-style-name="P5" draw:layer="layout" svg:x1="4.063cm" svg:y1="4.537cm" svg:x2="4.063cm" svg:y2="4.379cm">
          <text:p/>
        </draw:line>
        <draw:line draw:style-name="gr17" draw:text-style-name="P5" draw:layer="layout" svg:x1="4.577cm" svg:y1="4.425cm" svg:x2="4.577cm" svg:y2="4.266cm">
          <text:p/>
        </draw:line>
        <draw:line draw:style-name="gr17" draw:text-style-name="P5" draw:layer="layout" svg:x1="5.107cm" svg:y1="4.564cm" svg:x2="5.107cm" svg:y2="4.147cm">
          <text:p/>
        </draw:line>
        <draw:line draw:style-name="gr17" draw:text-style-name="P5" draw:layer="layout" svg:x1="3.499cm" svg:y1="7.309cm" svg:x2="3.499cm" svg:y2="4.379cm">
          <text:p/>
        </draw:line>
        <draw:line draw:style-name="gr17" draw:text-style-name="P5" draw:layer="layout" svg:x1="4.063cm" svg:y1="4.379cm" svg:x2="3.499cm" svg:y2="4.379cm">
          <text:p/>
        </draw:line>
        <draw:line draw:style-name="gr17" draw:text-style-name="P5" draw:layer="layout" svg:x1="3.354cm" svg:y1="7.309cm" svg:x2="3.354cm" svg:y2="4.266cm">
          <text:p/>
        </draw:line>
        <draw:line draw:style-name="gr17" draw:text-style-name="P5" draw:layer="layout" svg:x1="4.577cm" svg:y1="4.266cm" svg:x2="3.354cm" svg:y2="4.266cm">
          <text:p/>
        </draw:line>
        <draw:line draw:style-name="gr17" draw:text-style-name="P5" draw:layer="layout" svg:x1="3.208cm" svg:y1="7.309cm" svg:x2="3.208cm" svg:y2="4.147cm">
          <text:p/>
        </draw:line>
        <draw:line draw:style-name="gr17" draw:text-style-name="P5" draw:layer="layout" svg:x1="5.107cm" svg:y1="4.147cm" svg:x2="3.208cm" svg:y2="4.147cm">
          <text:p/>
        </draw:line>
        <draw:line draw:style-name="gr17" draw:text-style-name="P5" draw:layer="layout" svg:x1="7.066cm" svg:y1="4.544cm" svg:x2="7.066cm" svg:y2="4.432cm">
          <text:p/>
        </draw:line>
        <draw:line draw:style-name="gr17" draw:text-style-name="P5" draw:layer="layout" svg:x1="6.544cm" svg:y1="4.425cm" svg:x2="6.544cm" svg:y2="4.299cm">
          <text:p/>
        </draw:line>
        <draw:line draw:style-name="gr17" draw:text-style-name="P5" draw:layer="layout" svg:x1="6.012cm" svg:y1="4.564cm" svg:x2="6.012cm" svg:y2="4.174cm">
          <text:p/>
        </draw:line>
        <draw:line draw:style-name="gr17" draw:text-style-name="P5" draw:layer="layout" svg:x1="7.501cm" svg:y1="7.309cm" svg:x2="7.501cm" svg:y2="4.432cm">
          <text:p/>
        </draw:line>
        <draw:line draw:style-name="gr17" draw:text-style-name="P5" draw:layer="layout" svg:x1="7.066cm" svg:y1="4.432cm" svg:x2="7.501cm" svg:y2="4.432cm">
          <text:p/>
        </draw:line>
        <draw:line draw:style-name="gr17" draw:text-style-name="P5" draw:layer="layout" svg:x1="7.614cm" svg:y1="7.309cm" svg:x2="7.614cm" svg:y2="4.299cm">
          <text:p/>
        </draw:line>
        <draw:line draw:style-name="gr17" draw:text-style-name="P5" draw:layer="layout" svg:x1="6.546cm" svg:y1="4.299cm" svg:x2="7.614cm" svg:y2="4.299cm">
          <text:p/>
        </draw:line>
        <draw:line draw:style-name="gr17" draw:text-style-name="P5" draw:layer="layout" svg:x1="7.719cm" svg:y1="7.309cm" svg:x2="7.719cm" svg:y2="4.174cm">
          <text:p/>
        </draw:line>
        <draw:line draw:style-name="gr17" draw:text-style-name="P5" draw:layer="layout" svg:x1="6.012cm" svg:y1="4.174cm" svg:x2="7.719cm" svg:y2="4.174cm">
          <text:p/>
        </draw:line>
        <draw:custom-shape draw:style-name="gr27" draw:text-style-name="P2" draw:layer="layout" svg:width="0.802cm" svg:height="0.802cm" svg:x="12.473cm" svg:y="9.9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0.588cm" svg:height="0.588cm" svg:x="12.58cm" svg:y="10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802cm" svg:height="0.802cm" svg:x="13.873cm" svg:y="9.9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588cm" svg:height="0.588cm" svg:x="13.98cm" svg:y="10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802cm" svg:height="0.802cm" svg:x="15.273cm" svg:y="9.9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588cm" svg:height="0.588cm" svg:x="15.38cm" svg:y="10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0:11:39.240000000</meta:creation-date>
    <dc:date>2016-09-20T21:09:30.578000000</dc:date>
    <meta:editing-duration>PT9M36S</meta:editing-duration>
    <meta:editing-cycles>3</meta:editing-cycles>
    <meta:generator>LibreOffice/5.0.5.2$Windows_x86 LibreOffice_project/55b006a02d247b5f7215fc6ea0fde844b30035b3</meta:generator>
    <meta:document-statistic meta:object-count="102"/>
  </office:meta>
</office:document-meta>
</file>